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404cm" fo:margin-left="0.095cm" table:align="left" style:writing-mode="lr-tb"/>
    </style:style>
    <style:style style:name="Таблица2.A" style:family="table-column">
      <style:table-column-properties style:column-width="1.693cm"/>
    </style:style>
    <style:style style:name="Таблица2.B" style:family="table-column">
      <style:table-column-properties style:column-width="4.313cm"/>
    </style:style>
    <style:style style:name="Таблица2.C" style:family="table-column">
      <style:table-column-properties style:column-width="5.953cm"/>
    </style:style>
    <style:style style:name="Таблица2.D" style:family="table-column">
      <style:table-column-properties style:column-width="4.44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weight="bold" style:font-name-asian="Times New Roman2" style:font-weight-asian="bold" style:font-name-complex="Times New Roman2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style="italic" style:font-name-asian="Times New Roman2" style:font-style-asian="italic" style:font-name-complex="Times New Roman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fo:font-style="italic" style:font-name-asian="Times New Roman2" style:font-size-asian="12pt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c06a47" officeooo:paragraph-rsid="00c06a47" style:font-name-asian="Times New Roman2" style:font-size-asian="14pt" style:font-name-complex="Times New Roman2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language="en" fo:country="US" fo:font-style="italic" style:font-name-asian="Times New Roman2" style:font-style-asian="italic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ab65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8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9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0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767256" officeooo:paragraph-rsid="00a0641d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21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b199f" officeooo:paragraph-rsid="00ab199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2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cb266" officeooo:paragraph-rsid="00acb26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3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f54f4" officeooo:paragraph-rsid="00af54f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4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b52857" officeooo:paragraph-rsid="00af54f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5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officeooo:paragraph-rsid="00ab199f"/>
    </style:style>
    <style:style style:name="P26" style:family="paragraph" style:parent-style-name="Heading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27" style:family="paragraph" style:parent-style-name="Heading_20_1">
      <style:text-properties style:font-name="Times New Roman1" fo:font-size="20pt" fo:font-weight="bold" officeooo:paragraph-rsid="00ac69fc" style:font-size-asian="20pt" style:font-weight-asian="bold" style:font-size-complex="20pt" style:font-weight-complex="bold"/>
    </style:style>
    <style:style style:name="P28" style:family="paragraph" style:parent-style-name="Heading_20_1">
      <style:text-properties style:font-name="Times New Roman1" fo:font-size="20pt" fo:font-weight="bold" officeooo:paragraph-rsid="00b4445f" style:font-size-asian="20pt" style:font-weight-asian="bold" style:font-size-complex="20pt" style:font-weight-complex="bold"/>
    </style:style>
    <style:style style:name="P29" style:family="paragraph" style:parent-style-name="Heading_20_1">
      <style:text-properties style:font-name="Times New Roman1" fo:font-size="20pt" fo:language="ru" fo:country="RU" fo:font-weight="bold" officeooo:rsid="004e7a13" officeooo:paragraph-rsid="00a88db6" style:font-size-asian="20pt" style:font-weight-asian="bold" style:font-size-complex="20pt" style:font-weight-complex="bold"/>
    </style:style>
    <style:style style:name="P30" style:family="paragraph" style:parent-style-name="Heading_20_1">
      <style:text-properties style:font-name="Times New Roman1" fo:font-size="20pt" fo:language="ru" fo:country="RU" fo:font-weight="bold" officeooo:rsid="00b4445f" officeooo:paragraph-rsid="00b4445f" style:font-size-asian="20pt" style:font-weight-asian="bold" style:font-size-complex="20pt" style:font-weight-complex="bold"/>
    </style:style>
    <style:style style:name="P31" style:family="paragraph" style:parent-style-name="Heading_20_1">
      <style:text-properties style:font-name="Times New Roman1" fo:font-size="20pt" fo:language="ru" fo:country="RU" fo:font-weight="bold" officeooo:rsid="00b52857" officeooo:paragraph-rsid="00ac69fc" style:font-size-asian="20pt" style:font-weight-asian="bold" style:font-size-complex="20pt" style:font-weight-complex="bold"/>
    </style:style>
    <style:style style:name="P32" style:family="paragraph" style:parent-style-name="Heading_20_1">
      <style:text-properties style:font-name="Times New Roman1" fo:font-size="20pt" fo:language="ru" fo:country="RU" fo:font-weight="bold" officeooo:rsid="00b9c74c" officeooo:paragraph-rsid="00b9c74c" style:font-size-asian="20pt" style:font-weight-asian="bold" style:font-size-complex="20pt" style:font-weight-complex="bold"/>
    </style:style>
    <style:style style:name="P3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3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3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font-weight="normal" officeooo:paragraph-rsid="0032fd33" style:font-size-asian="14pt" style:font-weight-asian="normal" style:font-size-complex="14pt" style:font-weight-complex="normal"/>
    </style:style>
    <style:style style:name="P3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font-weight="normal" officeooo:paragraph-rsid="005d9893" style:font-size-asian="14pt" style:font-weight-asian="normal" style:font-size-complex="14pt" style:font-weight-complex="normal"/>
    </style:style>
    <style:style style:name="P3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bold" officeooo:rsid="003936dd" officeooo:paragraph-rsid="003936dd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en" fo:country="US" fo:font-style="italic" fo:font-weight="normal" officeooo:rsid="00a47563" officeooo:paragraph-rsid="00a47563" style:font-name-asian="Times New Roman2" style:font-size-asian="14pt" style:language-asian="ru" style:country-asian="RU" style:font-style-asian="italic" style:font-weight-asian="normal" style:font-name-complex="Times New Roman2" style:font-size-complex="14pt" style:font-style-complex="italic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1" fo:font-size="14pt" fo:language="ru" fo:country="RU" fo:font-style="normal" fo:font-weight="normal" officeooo:rsid="00a47563" officeooo:paragraph-rsid="00a47563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bold" officeooo:rsid="008106f6" officeooo:paragraph-rsid="008106f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bold" officeooo:rsid="00a47563" officeooo:paragraph-rsid="00a47563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1" fo:font-size="14pt" fo:language="ru" fo:country="RU" fo:font-style="normal" fo:font-weight="bold" officeooo:rsid="00a47563" officeooo:paragraph-rsid="00a47563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style="italic" fo:font-weight="bold" officeooo:rsid="008106f6" officeooo:paragraph-rsid="008106f6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Preformatted_20_Text">
      <style:paragraph-properties fo:margin-left="0cm" fo:margin-right="0cm" fo:text-indent="0cm" style:auto-text-indent="false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color="#000000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/>
      <style:text-properties fo:color="#000000" style:font-name="Consolas" fo:font-size="14pt" fo:font-style="italic" fo:font-weight="normal" officeooo:rsid="00a47563" officeooo:paragraph-rsid="00a47563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/>
      <style:text-properties fo:color="#0000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fo:color="#000000" style:font-name="Consolas" fo:font-size="14pt" fo:language="en" fo:country="US" fo:font-style="italic" fo:font-weight="normal" officeooo:rsid="00a47563" officeooo:paragraph-rsid="00a47563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fo:color="#000000" style:font-name="Times New Roman1" fo:font-size="14pt" fo:language="ru" fo:country="RU" fo:font-style="normal" fo:font-weight="normal" officeooo:rsid="00a47563" officeooo:paragraph-rsid="00a47563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1" fo:font-size="14pt" fo:language="en" fo:country="US" fo:font-weight="normal" officeooo:rsid="00a88db6" officeooo:paragraph-rsid="00a88db6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1" fo:font-size="14pt" fo:language="en" fo:country="US" fo:font-weight="normal" officeooo:rsid="00a88db6" officeooo:paragraph-rsid="00a88db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1" fo:font-size="14pt" fo:language="ru" fo:country="RU" fo:font-weight="normal" officeooo:rsid="00a9896b" officeooo:paragraph-rsid="00a9896b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4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officeooo:paragraph-rsid="00466923"/>
    </style:style>
    <style:style style:name="P55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5e218"/>
    </style:style>
    <style:style style:name="P56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66923"/>
    </style:style>
    <style:style style:name="P57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88e169"/>
    </style:style>
    <style:style style:name="P58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weight="normal" officeooo:rsid="002f9743" officeooo:paragraph-rsid="0045e21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9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weight="normal" officeooo:rsid="002f9743" officeooo:paragraph-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0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weight="normal" officeooo:rsid="00a5df1f" officeooo:paragraph-rsid="00a5df1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1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rsid="00a5df1f" officeooo:paragraph-rsid="00a5df1f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acb266" officeooo:paragraph-rsid="00acb266" style:font-size-asian="12.25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66923" officeooo:paragraph-rsid="00466923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d9893" officeooo:paragraph-rsid="005d9893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75322" officeooo:paragraph-rsid="00a75322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75322" officeooo:paragraph-rsid="00a88db6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75a89" officeooo:paragraph-rsid="00a75a89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75a89" officeooo:paragraph-rsid="00a88db6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88db6" officeooo:paragraph-rsid="00a88db6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88db6" officeooo:paragraph-rsid="00a9896b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9896b" officeooo:paragraph-rsid="00a9896b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cb266" officeooo:paragraph-rsid="00acb266" style:font-size-asian="12.25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bd9569" officeooo:paragraph-rsid="00bd9569" style:font-size-asian="12.25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bebced" officeooo:paragraph-rsid="00bebced" style:font-size-asian="12.25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b387d7" officeooo:paragraph-rsid="00b387d7" style:font-size-asian="12.25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b3af52" officeooo:paragraph-rsid="00b3af52" style:font-size-asian="12.25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b9c74c" officeooo:paragraph-rsid="00b9c74c" style:font-size-asian="12.25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bc569d" officeooo:paragraph-rsid="00bc569d" style:font-size-asian="12.25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1" fo:font-size="14pt" officeooo:rsid="00b387d7" officeooo:paragraph-rsid="00b387d7" style:font-size-asian="12.25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1" fo:font-size="14pt" officeooo:rsid="00b3af52" officeooo:paragraph-rsid="00b3af52" style:font-size-asian="12.25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officeooo:paragraph-rsid="00466923"/>
    </style:style>
    <style:style style:name="P83" style:family="paragraph" style:parent-style-name="Table_20_Contents">
      <style:paragraph-properties fo:text-align="center" style:justify-single-word="false"/>
      <style:text-properties officeooo:paragraph-rsid="00a88db6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ru" fo:country="RU" officeooo:rsid="00a75322" officeooo:paragraph-rsid="00a75322" style:font-size-asian="14pt" style:font-size-complex="14pt"/>
    </style:style>
    <style:style style:name="P85" style:family="paragraph" style:parent-style-name="List_20_Paragraph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5pt" fo:language="ru" fo:country="RU" fo:font-weight="normal" officeooo:rsid="001b4fb0" officeooo:paragraph-rsid="003936dd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8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7" style:family="paragraph" style:parent-style-name="Standard">
      <style:text-properties style:font-name="Times New Roman1" fo:font-size="14pt" officeooo:paragraph-rsid="007b3903" style:font-size-asian="14pt" style:font-size-complex="14pt"/>
    </style:style>
    <style:style style:name="P88" style:family="paragraph" style:parent-style-name="Standard">
      <style:text-properties style:font-name="Times New Roman1" fo:font-size="14pt" fo:language="ru" fo:country="RU" fo:font-weight="normal" officeooo:rsid="00b52857" officeooo:paragraph-rsid="00b52857" style:font-size-asian="12.25pt" style:font-weight-asian="normal" style:font-size-complex="14pt" style:font-weight-complex="normal"/>
    </style:style>
    <style:style style:name="P89" style:family="paragraph" style:parent-style-name="Standard">
      <style:text-properties style:font-name="Times New Roman1" fo:font-size="14pt" fo:language="ru" fo:country="RU" officeooo:rsid="00b52857" officeooo:paragraph-rsid="00b52857" style:font-size-asian="12.25pt" style:font-size-complex="14pt"/>
    </style:style>
    <style:style style:name="P90" style:family="paragraph" style:parent-style-name="Standard">
      <style:text-properties style:font-name="Times New Roman1" fo:font-size="14pt" fo:language="ru" fo:country="RU" officeooo:rsid="00bb15cc" officeooo:paragraph-rsid="00bb15cc" style:font-size-asian="12.25pt" style:font-size-complex="14pt"/>
    </style:style>
    <style:style style:name="P91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bc8633" officeooo:paragraph-rsid="00bc8633" style:font-size-asian="12.25pt" style:font-size-complex="14pt"/>
    </style:style>
    <style:style style:name="P92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a75a89" officeooo:paragraph-rsid="00a75a89" style:font-size-asian="14pt" style:font-size-complex="14pt"/>
    </style:style>
    <style:style style:name="P93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a75a89" officeooo:paragraph-rsid="00a88db6" style:font-size-asian="14pt" style:font-size-complex="14pt"/>
    </style:style>
    <style:style style:name="P94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af54f4" officeooo:paragraph-rsid="00bd9569" style:font-size-asian="14pt" style:font-size-complex="14pt"/>
    </style:style>
    <style:style style:name="P9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af54f4" officeooo:paragraph-rsid="00b215b1" style:font-size-asian="14pt" style:font-size-complex="14pt"/>
    </style:style>
    <style:style style:name="P96" style:family="paragraph" style:parent-style-name="Standard">
      <style:text-properties style:font-name="Times New Roman1" fo:font-size="14pt" fo:language="ru" fo:country="RU" officeooo:rsid="00a9896b" officeooo:paragraph-rsid="00a9896b" style:font-size-asian="14pt" style:font-size-complex="14pt"/>
    </style:style>
    <style:style style:name="P97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c496db" officeooo:paragraph-rsid="00c496db" style:font-size-asian="14pt" style:font-size-complex="14pt"/>
    </style:style>
    <style:style style:name="P98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c4c6fe" officeooo:paragraph-rsid="00c4c6fe" style:font-size-asian="14pt" style:font-size-complex="14pt"/>
    </style:style>
    <style:style style:name="P99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c6a044" officeooo:paragraph-rsid="00c6a044" style:font-size-asian="14pt" style:font-size-complex="14pt"/>
    </style:style>
    <style:style style:name="P100" style:family="paragraph" style:parent-style-name="Standard">
      <style:text-properties style:font-name="Times New Roman1" fo:font-size="14pt" style:font-size-asian="12.25pt" style:font-size-complex="14pt"/>
    </style:style>
    <style:style style:name="P101" style:family="paragraph" style:parent-style-name="Standard">
      <style:paragraph-properties fo:text-align="start" style:justify-single-word="false"/>
      <style:text-properties style:font-name="Times New Roman1" fo:font-size="20pt" fo:font-weight="bold" officeooo:paragraph-rsid="00a49349" style:font-size-asian="20pt" style:font-weight-asian="bold" style:font-size-complex="20pt" style:font-weight-complex="bold"/>
    </style:style>
    <style:style style:name="P102" style:family="paragraph" style:parent-style-name="Standard">
      <style:text-properties style:font-name="Times New Roman1" fo:font-size="16pt" style:font-size-asian="16pt" style:font-size-complex="16pt"/>
    </style:style>
    <style:style style:name="P103" style:family="paragraph" style:parent-style-name="Standard">
      <style:paragraph-properties fo:text-align="center" style:justify-single-word="false"/>
      <style:text-properties style:use-window-font-color="true" style:font-name="Times New Roman1" fo:font-size="14pt" style:font-size-asian="14pt" style:font-size-complex="14pt"/>
    </style:style>
    <style:style style:name="P104" style:family="paragraph" style:parent-style-name="Standard">
      <style:paragraph-properties fo:text-align="center" style:justify-single-word="false"/>
      <style:text-properties style:use-window-font-color="true" style:font-name="Times New Roman1" fo:font-size="14pt" officeooo:paragraph-rsid="00a88db6" style:font-size-asian="14pt" style:font-size-complex="14pt"/>
    </style:style>
    <style:style style:name="P105" style:family="paragraph" style:parent-style-name="Standard">
      <style:paragraph-properties fo:text-align="center" style:justify-single-word="false"/>
      <style:text-properties style:use-window-font-color="true" style:font-name="Times New Roman1" fo:font-size="14pt" fo:language="ru" fo:country="RU" officeooo:rsid="00a75322" officeooo:paragraph-rsid="00a75322" style:font-size-asian="14pt" style:font-size-complex="14pt"/>
    </style:style>
    <style:style style:name="P106" style:family="paragraph" style:parent-style-name="Standard">
      <style:paragraph-properties fo:text-align="center" style:justify-single-word="false"/>
      <style:text-properties style:use-window-font-color="true" style:font-name="Times New Roman1" fo:font-size="14pt" fo:language="ru" fo:country="RU" officeooo:rsid="00a75322" officeooo:paragraph-rsid="00a88db6" style:font-size-asian="14pt" style:font-size-complex="14pt"/>
    </style:style>
    <style:style style:name="P107" style:family="paragraph" style:parent-style-name="Standard">
      <style:paragraph-properties fo:text-align="center" style:justify-single-word="false"/>
      <style:text-properties style:use-window-font-color="true" style:font-name="Times New Roman1" fo:font-size="14pt" fo:language="en" fo:country="US" officeooo:rsid="00a88db6" officeooo:paragraph-rsid="00a88db6" style:font-size-asian="14pt" style:font-size-complex="14pt"/>
    </style:style>
    <style:style style:name="P108" style:family="paragraph" style:parent-style-name="Text_20_body">
      <style:text-properties style:font-name="Times New Roman1" fo:font-size="15pt" style:font-size-asian="13.1000003814697pt" style:font-size-complex="15pt"/>
    </style:style>
    <style:style style:name="P109" style:family="paragraph" style:parent-style-name="Text_20_body">
      <style:text-properties style:font-name="Times New Roman1" fo:font-size="15pt" fo:language="ru" fo:country="RU" officeooo:rsid="00ac69fc" officeooo:paragraph-rsid="00ac69fc" style:font-size-asian="13.1000003814697pt" style:font-size-complex="15pt"/>
    </style:style>
    <style:style style:name="P110" style:family="paragraph" style:parent-style-name="List_20_Paragraph">
      <loext:graphic-properties draw:fill="none"/>
      <style:paragraph-properties fo:margin-left="0.4cm" fo:margin-right="0.3cm" fo:margin-top="0.423cm" fo:margin-bottom="0cm" loext:contextual-spacing="true" fo:line-height="115%" fo:text-align="center" style:justify-single-word="false" fo:orphans="2" fo:widows="2" fo:text-indent="-0.101cm" style:auto-text-indent="false" fo:background-color="transparent" style:writing-mode="lr-tb"/>
      <style:text-properties fo:color="#000000" style:font-name="Times New Roman1" fo:font-size="14pt" fo:font-weight="normal" officeooo:paragraph-rsid="008bf505" style:font-size-asian="14pt" style:font-weight-asian="normal" style:font-size-complex="14pt" style:font-weight-complex="normal"/>
    </style:style>
    <style:style style:name="P111" style:family="paragraph" style:parent-style-name="Heading_20_1">
      <style:text-properties style:font-name="Times New Roman1" fo:font-size="20pt" officeooo:paragraph-rsid="00b4445f" style:font-size-asian="20pt" style:font-size-complex="20pt"/>
    </style:style>
    <style:style style:name="P112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ac69fc" officeooo:paragraph-rsid="00a49349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bb15cc" officeooo:paragraph-rsid="00ac69fc" style:font-size-asian="12.25pt" style:font-size-complex="14pt"/>
    </style:style>
    <style:style style:name="P114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c4c6fe" officeooo:paragraph-rsid="00bd9569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a88db6" officeooo:paragraph-rsid="00a88db6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a88db6" officeooo:paragraph-rsid="00a75a89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9896b" officeooo:paragraph-rsid="00a9896b" style:font-size-asian="14pt" style:font-size-complex="14pt"/>
    </style:style>
    <style:style style:name="P118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19" style:family="paragraph" style:parent-style-name="List_20_Paragraph" style:list-style-name="L4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1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20" style:family="paragraph" style:parent-style-name="List_20_Paragraph" style:list-style-name="L4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21" style:family="paragraph" style:parent-style-name="List_20_Paragraph" style:list-style-name="L4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122" style:family="paragraph" style:parent-style-name="List_20_Paragraph" style:list-style-name="L4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23" style:family="paragraph" style:parent-style-name="List_20_Paragraph" style:list-style-name="L4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24" style:family="paragraph" style:parent-style-name="List_20_Paragraph" style:list-style-name="L4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bold" officeooo:rsid="007e00d6" officeooo:paragraph-rsid="007e00d6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P125" style:family="paragraph" style:parent-style-name="List_20_Paragraph" style:list-style-name="L4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bold" officeooo:rsid="00a219a6" officeooo:paragraph-rsid="00a219a6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P126" style:family="paragraph" style:parent-style-name="List_20_Paragraph" style:list-style-name="L6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a49349" officeooo:paragraph-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7" style:family="paragraph" style:parent-style-name="List_20_Paragraph" style:list-style-name="L6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a29b92" officeooo:paragraph-rsid="00a29b9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8" style:family="paragraph" style:parent-style-name="List_20_Paragraph" style:list-style-name="L6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a29b92" officeooo:paragraph-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9" style:family="paragraph" style:parent-style-name="List_20_Paragraph" style:list-style-name="L5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5pt" fo:language="ru" fo:country="RU" fo:font-weight="normal" officeooo:rsid="00a219a6" officeooo:paragraph-rsid="00a219a6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130" style:family="paragraph" style:parent-style-name="List_20_Paragraph" style:list-style-name="L5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5pt" fo:language="ru" fo:country="RU" fo:font-weight="normal" officeooo:rsid="00c76058" officeooo:paragraph-rsid="00c76058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131" style:family="paragraph" style:parent-style-name="List_20_Paragraph" style:list-style-name="L6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a29b92"/>
    </style:style>
    <style:style style:name="P132" style:family="paragraph" style:parent-style-name="List_20_Paragraph" style:list-style-name="L4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36ab65"/>
    </style:style>
    <style:style style:name="P133" style:family="paragraph" style:parent-style-name="List_20_Paragraph" style:list-style-name="L7">
      <style:paragraph-properties fo:margin-top="0.423cm" fo:margin-bottom="0cm" loext:contextual-spacing="true" fo:text-align="start" style:justify-single-word="false"/>
      <style:text-properties fo:color="#000000" style:font-name="Times New Roman1" fo:font-size="14pt" fo:language="ru" fo:country="RU" fo:font-weight="normal" officeooo:rsid="005d4b55" officeooo:paragraph-rsid="005d4b5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34" style:family="paragraph" style:parent-style-name="List_20_Paragraph" style:list-style-name="L7">
      <style:paragraph-properties fo:margin-top="0.423cm" fo:margin-bottom="0cm" loext:contextual-spacing="true" fo:text-align="start" style:justify-single-word="false"/>
      <style:text-properties fo:color="#000000" style:font-name="Times New Roman1" fo:font-size="14pt" fo:language="ru" fo:country="RU" fo:font-weight="normal" officeooo:rsid="00466923" officeooo:paragraph-rsid="0046692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35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color="#000000" style:font-name="Times New Roman1" fo:font-size="14pt" fo:language="ru" fo:country="RU" fo:font-weight="normal" officeooo:rsid="00a5df1f" officeooo:paragraph-rsid="0045e21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36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f54f4" officeooo:paragraph-rsid="00a0641d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37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af54f4" officeooo:paragraph-rsid="00a0641d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138" style:family="paragraph" style:parent-style-name="Preformatted_20_Text">
      <style:text-properties style:font-name="Times New Roman1" fo:font-size="14pt" officeooo:paragraph-rsid="00a219a6" style:font-size-asian="14pt" style:font-size-complex="14pt"/>
    </style:style>
    <style:style style:name="P139" style:family="paragraph" style:parent-style-name="Preformatted_20_Text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40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en" fo:country="US" fo:font-style="italic" fo:font-weight="normal" officeooo:rsid="00a47563" officeooo:paragraph-rsid="00a47563" style:font-name-asian="Times New Roman2" style:font-size-asian="14pt" style:language-asian="ru" style:country-asian="RU" style:font-style-asian="italic" style:font-weight-asian="normal" style:font-name-complex="Times New Roman2" style:font-size-complex="14pt" style:font-style-complex="italic" style:font-weight-complex="normal"/>
    </style:style>
    <style:style style:name="T1" style:family="text"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1" fo:font-size="12pt" style:font-name-asian="Times New Roman2" style:font-size-asian="12pt" style:font-name-complex="Times New Roman2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T6" style:family="text">
      <style:text-properties style:font-name="Times New Roman1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7" style:family="text">
      <style:text-properties style:font-name="Times New Roman1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1" fo:font-size="14pt" fo:language="ru" fo:country="RU" officeooo:rsid="00466923" style:font-size-asian="14pt" style:font-size-complex="14pt"/>
    </style:style>
    <style:style style:name="T9" style:family="text">
      <style:text-properties style:font-name="Times New Roman1" fo:font-size="14pt" fo:language="ru" fo:country="RU" officeooo:rsid="00a5df1f" style:font-size-asian="14pt" style:font-size-complex="14pt"/>
    </style:style>
    <style:style style:name="T10" style:family="text">
      <style:text-properties style:font-name="Times New Roman1" fo:font-size="14pt" fo:language="ru" fo:country="RU" officeooo:rsid="00a75322" style:font-size-asian="14pt" style:font-size-complex="14pt"/>
    </style:style>
    <style:style style:name="T11" style:family="text">
      <style:text-properties style:font-name="Times New Roman1" fo:font-size="14pt" fo:language="ru" fo:country="RU" officeooo:rsid="00a75a89" style:font-size-asian="14pt" style:font-size-complex="14pt"/>
    </style:style>
    <style:style style:name="T12" style:family="text">
      <style:text-properties style:font-name="Times New Roman1" fo:font-size="14pt" fo:language="en" fo:country="US" officeooo:rsid="00a88db6" style:font-size-asian="14pt" style:font-size-complex="14pt"/>
    </style:style>
    <style:style style:name="T13" style:family="text">
      <style:text-properties style:font-name="Times New Roman1" fo:font-size="14pt" fo:language="en" fo:country="US" fo:font-style="normal" officeooo:rsid="00a47563" style:font-size-asian="14pt" style:font-style-asian="normal" style:font-size-complex="14pt" style:font-style-complex="normal"/>
    </style:style>
    <style:style style:name="T14" style:family="text">
      <style:text-properties style:font-name="Times New Roman1" fo:language="ru" fo:country="RU"/>
    </style:style>
    <style:style style:name="T15" style:family="text">
      <style:text-properties style:font-name="Times New Roman1" fo:language="ru" fo:country="RU" fo:font-style="normal" style:font-style-asian="normal" style:font-style-complex="normal"/>
    </style:style>
    <style:style style:name="T16" style:family="text">
      <style:text-properties style:font-name="Times New Roman1" fo:language="ru" fo:country="RU" fo:font-style="normal" officeooo:rsid="00a47563" style:font-style-asian="normal" style:font-style-complex="normal"/>
    </style:style>
    <style:style style:name="T17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8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9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a0641d" style:font-name-asian="Times New Roman2" style:font-size-asian="18pt" style:font-weight-asian="bold" style:font-name-complex="Times New Roman2" style:font-size-complex="14pt" style:font-weight-complex="bold"/>
    </style:style>
    <style:style style:name="T20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c76058" style:font-name-asian="Times New Roman2" style:font-size-asian="18pt" style:font-weight-asian="bold" style:font-name-complex="Times New Roman2" style:font-size-complex="14pt" style:font-weight-complex="bold"/>
    </style:style>
    <style:style style:name="T21" style:family="text">
      <style:text-properties fo:color="#000000" style:font-name="Times New Roman1" fo:font-size="18pt" fo:language="en" fo:country="US" style:text-underline-style="solid" style:text-underline-width="auto" style:text-underline-color="font-color" fo:font-weight="bold" officeooo:rsid="00a0641d" style:font-name-asian="Times New Roman2" style:font-size-asian="18pt" style:font-weight-asian="bold" style:font-name-complex="Times New Roman2" style:font-size-complex="14pt" style:font-weight-complex="bold"/>
    </style:style>
    <style:style style:name="T22" style:family="text">
      <style:text-properties fo:color="#000000" style:font-name="Times New Roman1" fo:font-size="14pt" fo:language="ru" fo:country="RU" style:font-name-asian="Times New Roman2" style:font-size-asian="12.25pt" style:language-asian="ru" style:country-asian="RU" style:font-name-complex="Times New Roman2" style:font-size-complex="14pt"/>
    </style:style>
    <style:style style:name="T23" style:family="text">
      <style:text-properties fo:color="#000000" style:font-name="Times New Roman1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24" style:family="text">
      <style:text-properties fo:color="#000000" style:font-name="Times New Roman1" fo:font-size="14pt" fo:language="ru" fo:country="RU" officeooo:rsid="005d4b55" style:font-name-asian="Times New Roman2" style:font-size-asian="12.25pt" style:language-asian="ru" style:country-asian="RU" style:font-name-complex="Times New Roman2" style:font-size-complex="14pt"/>
    </style:style>
    <style:style style:name="T25" style:family="text">
      <style:text-properties fo:color="#000000" style:font-name="Times New Roman1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color="#000000" style:font-name="Times New Roman1" fo:font-size="14pt" fo:language="ru" fo:country="RU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7" style:family="text">
      <style:text-properties fo:color="#000000" style:font-name="Times New Roman1" fo:font-size="14pt" fo:language="ru" fo:country="RU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8" style:family="text">
      <style:text-properties fo:color="#000000" style:font-name="Times New Roman1" fo:font-size="14pt" fo:language="ru" fo:country="RU" fo:font-weight="normal" officeooo:rsid="00a29b9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9" style:family="text">
      <style:text-properties fo:color="#000000" style:font-name="Times New Roman1" fo:font-size="14pt" fo:language="ru" fo:country="RU" fo:font-weight="normal" officeooo:rsid="00a29b9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0" style:family="text">
      <style:text-properties fo:color="#000000" style:font-name="Times New Roman1" fo:font-size="14pt" fo:language="ru" fo:country="RU" fo:font-weight="normal" officeooo: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1" style:family="text">
      <style:text-properties fo:color="#000000" style:font-name="Times New Roman1" fo:font-size="14pt" fo:language="ru" fo:country="RU" fo:font-weight="normal" officeooo:rsid="00a219a6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2" style:family="text">
      <style:text-properties fo:color="#000000" style:font-name="Times New Roman1" fo:font-size="14pt" fo:language="ru" fo:country="RU" fo:font-weight="normal" officeooo:rsid="00c76058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fo:color="#000000" style:font-name="Times New Roman1" fo:font-size="14pt" fo:language="ru" fo:country="RU" fo:font-style="normal" fo:font-weight="normal" officeooo:rsid="0076725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4" style:family="text">
      <style:text-properties fo:color="#000000" style:font-name="Times New Roman1" fo:font-size="14pt" fo:language="ru" fo:country="RU" fo:font-style="normal" fo:font-weight="normal" officeooo:rsid="00ab199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5" style:family="text">
      <style:text-properties fo:color="#000000" style:font-name="Times New Roman1" fo:font-size="14pt" fo:language="en" fo:country="US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6" style:family="text">
      <style:text-properties fo:color="#000000" style:font-name="Times New Roman1" fo:font-size="14pt" fo:language="en" fo:country="US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7" style:family="text">
      <style:text-properties fo:color="#000000" style:font-name="Times New Roman1" fo:font-size="14pt" fo:language="en" fo:country="US" fo:font-weight="normal" officeooo:rsid="0036ab6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8" style:family="text">
      <style:text-properties fo:color="#000000" style:font-name="Times New Roman1" fo:font-size="14pt" fo:language="en" fo:country="US" officeooo:rsid="005d4b55" style:font-name-asian="Times New Roman2" style:font-size-asian="12.25pt" style:language-asian="ru" style:country-asian="RU" style:font-name-complex="Times New Roman2" style:font-size-complex="14pt"/>
    </style:style>
    <style:style style:name="T39" style:family="text">
      <style:text-properties fo:color="#000000" style:font-name="Times New Roman1" fo:font-size="14pt" fo:language="en" fo:country="US" fo:font-style="normal" fo:font-weight="normal" officeooo:rsid="00ab199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40" style:family="text">
      <style:text-properties fo:color="#000000" style:font-name="Times New Roman1" fo:font-size="14pt" fo:language="en" fo:country="US" fo:font-weight="bold" officeooo:rsid="0036ab65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T41" style:family="text">
      <style:text-properties fo:color="#000000" style:font-name="Times New Roman1" fo:language="ru" fo:country="RU" fo:font-weight="bold" style:font-name-asian="Times New Roman2" style:language-asian="ru" style:country-asian="RU" style:font-weight-asian="bold" style:font-name-complex="Times New Roman2"/>
    </style:style>
    <style:style style:name="T42" style:family="text">
      <style:text-properties fo:color="#000000" style:font-name="Times New Roman1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43" style:family="text">
      <style:text-properties fo:color="#000000" style:font-name="Times New Roman1" fo:language="ru" fo:country="RU" officeooo:rsid="001b4fb0" style:font-name-asian="Times New Roman2" style:language-asian="ru" style:country-asian="RU" style:font-name-complex="Times New Roman2"/>
    </style:style>
    <style:style style:name="T44" style:family="text">
      <style:text-properties fo:language="ru" fo:country="RU"/>
    </style:style>
    <style:style style:name="T45" style:family="text">
      <style:text-properties fo:language="ru" fo:country="RU" fo:font-style="normal" style:font-style-asian="normal" style:font-style-complex="normal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88e169"/>
    </style:style>
    <style:style style:name="T48" style:family="text">
      <style:text-properties fo:language="en" fo:country="US" officeooo:rsid="00a47563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weight="bold" officeooo:rsid="00a47563" style:font-weight-asian="bold" style:font-weight-complex="bold"/>
    </style:style>
    <style:style style:name="T51" style:family="text">
      <style:text-properties fo:language="en" fo:country="US" fo:font-weight="normal" style:font-weight-asian="normal" style:font-weight-complex="normal"/>
    </style:style>
    <style:style style:name="T52" style:family="text">
      <style:text-properties fo:language="en" fo:country="US" fo:font-weight="normal" officeooo:rsid="005ff496" style:font-weight-asian="normal" style:font-weight-complex="normal"/>
    </style:style>
    <style:style style:name="T53" style:family="text">
      <style:text-properties fo:language="en" fo:country="US" officeooo:rsid="00a88db6"/>
    </style:style>
    <style:style style:name="T54" style:family="text">
      <style:text-properties fo:language="en" fo:country="US" officeooo:rsid="00b215b1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style:use-window-font-color="true" style:font-name="Times New Roman1" fo:font-size="14pt" fo:font-weight="normal" style:font-size-asian="14pt" style:font-weight-asian="normal" style:font-size-complex="14pt" style:font-weight-complex="normal"/>
    </style:style>
    <style:style style:name="T57" style:family="text">
      <style:text-properties style:use-window-font-color="true" style:font-name="Times New Roman1" fo:font-size="14pt" fo:language="en" fo:country="US" fo:font-weight="normal" officeooo:rsid="0088e16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8" style:family="text">
      <style:text-properties style:use-window-font-color="true" style:font-name="Times New Roman1" fo:font-size="14pt" fo:language="en" fo:country="US" fo:font-weight="normal" officeooo:rsid="00a29b92" style:font-size-asian="14pt" style:font-weight-asian="normal" style:font-size-complex="14pt" style:font-weight-complex="normal"/>
    </style:style>
    <style:style style:name="T59" style:family="text">
      <style:text-properties style:use-window-font-color="true" style:font-name="Times New Roman1" fo:font-size="14pt" fo:language="ru" fo:country="RU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style:font-name="Consolas" fo:font-size="14pt" fo:language="en" fo:country="US" fo:font-style="italic" fo:font-weight="bold" officeooo:rsid="00a47563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style:font-name="Consolas" fo:font-weight="bold" style:font-weight-asian="bold" style:font-weight-complex="bold"/>
    </style:style>
    <style:style style:name="T64" style:family="text">
      <style:text-properties officeooo:rsid="00a4934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a5df1f"/>
    </style:style>
    <style:style style:name="T67" style:family="text">
      <style:text-properties officeooo:rsid="00a9896b"/>
    </style:style>
    <style:style style:name="T68" style:family="text">
      <style:text-properties officeooo:rsid="00ae2fd7"/>
    </style:style>
    <style:style style:name="T69" style:family="text">
      <style:text-properties officeooo:rsid="00b215b1"/>
    </style:style>
    <style:style style:name="T70" style:family="text">
      <style:text-properties officeooo:rsid="00b2323b"/>
    </style:style>
    <style:style style:name="T71" style:family="text">
      <style:text-properties officeooo:rsid="00b3af52"/>
    </style:style>
    <style:style style:name="T72" style:family="text">
      <style:text-properties officeooo:rsid="00bc8633"/>
    </style:style>
    <style:style style:name="T73" style:family="text">
      <style:text-properties officeooo:rsid="00bd9569"/>
    </style:style>
    <style:style style:name="T74" style:family="text">
      <style:text-properties officeooo:rsid="00be3cab"/>
    </style:style>
    <style:style style:name="T75" style:family="text">
      <style:text-properties officeooo:rsid="00c1204a"/>
    </style:style>
    <style:style style:name="T76" style:family="text">
      <style:text-properties officeooo:rsid="00c2a9d2"/>
    </style:style>
    <style:style style:name="T77" style:family="text">
      <style:text-properties officeooo:rsid="00c4c6fe"/>
    </style:style>
    <style:style style:name="T78" style:family="text">
      <style:text-properties officeooo:rsid="00c7fed7"/>
    </style:style>
    <style:style style:name="T79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7"/>
      <text:p text:style-name="P18"/>
      <text:p text:style-name="P14"><text:span text:style-name="T1">ФАКУЛЬТЕТ <text:tab/></text:span><text:span text:style-name="T2">Информатика и системы управления</text:span></text:p>
      <text:p text:style-name="P5"/>
      <text:p text:style-name="P5">КАФЕДРА <text:tab/><text:tab/>Программное обеспечение ЭВМ и информационные технологии</text:p>
      <text:p text:style-name="P6"/>
      <text:p text:style-name="P9"/>
      <text:p text:style-name="P9"/>
      <text:p text:style-name="P16"><text:span text:style-name="T17">ОТЧЕТ ПО </text:span><text:span text:style-name="T18">ЛАБОРАТОРНОЙ РАБОТЕ №</text:span><text:span text:style-name="T21">4</text:span><text:span text:style-name="T20">5</text:span></text:p>
      <text:p text:style-name="P16"><text:span text:style-name="T18">«</text:span><text:span text:style-name="T20">ОБРАБОТКА ОЧЕРЕДЕЙ</text:span><text:span text:style-name="T19">»</text:span><text:span text:style-name="T18"> </text:span></text:p>
      <text:p text:style-name="P9"/>
      <text:p text:style-name="P9"/>
      <text:p text:style-name="P14"><text:span text:style-name="T3">Студент<text:tab/><text:tab/><text:tab/></text:span><text:span text:style-name="T4">Козлова Ирина Васильевна</text:span></text:p>
      <text:p text:style-name="P10"/>
      <text:p text:style-name="P14"><text:span text:style-name="T3">Группа<text:tab/><text:tab/><text:tab/>ИУ7 – </text:span><text:span text:style-name="T4">3</text:span><text:span text:style-name="T3">2Б </text:span></text:p>
      <text:p text:style-name="P9"/>
      <text:p text:style-name="P8"/>
      <text:p text:style-name="P8"/>
      <text:p text:style-name="P11"/>
      <text:p text:style-name="P8"/>
      <text:p text:style-name="P8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3"/>
      <text:p text:style-name="P12"/>
      <text:p text:style-name="P15"><text:span text:style-name="T5">20</text:span><text:span text:style-name="T6">20</text:span><text:span text:style-name="T5"> <text:s text:c="4"/></text:span><text:span text:style-name="T7">г.</text:span></text:p>
      <text:list xml:id="list1616305400" text:style-name="WWNum2">
        <text:list-header>
          <text:p text:style-name="P118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6"><text:a xlink:type="simple" xlink:href="#__RefHeading___Toc1493_1224043242" text:style-name="Index_20_Link" text:visited-style-name="Index_20_Link">Описание условия задачи<text:tab/>3</text:a></text:p>
          <text:p text:style-name="P86"><text:a xlink:type="simple" xlink:href="#__RefHeading___Toc1495_1224043242" text:style-name="Index_20_Link" text:visited-style-name="Index_20_Link">Описание технического задания<text:tab/>4</text:a></text:p>
          <text:p text:style-name="P86"><text:a xlink:type="simple" xlink:href="#__RefHeading___Toc1497_1224043242" text:style-name="Index_20_Link" text:visited-style-name="Index_20_Link">Описание структуры данных<text:tab/>6</text:a></text:p>
          <text:p text:style-name="P86"><text:a xlink:type="simple" xlink:href="#__RefHeading___Toc1379_1273598885" text:style-name="Index_20_Link" text:visited-style-name="Index_20_Link">Описание алгоритма<text:tab/>7</text:a></text:p>
          <text:p text:style-name="P86"><text:a xlink:type="simple" xlink:href="#__RefHeading___Toc1501_1224043242" text:style-name="Index_20_Link" text:visited-style-name="Index_20_Link">Набор тестов<text:tab/>7</text:a></text:p>
          <text:p text:style-name="P86"><text:a xlink:type="simple" xlink:href="#__RefHeading___Toc4279_2612490447" text:style-name="Index_20_Link" text:visited-style-name="Index_20_Link">Оценка эффективности<text:tab/>10</text:a></text:p>
          <text:p text:style-name="P86"><text:a xlink:type="simple" xlink:href="#__RefHeading___Toc1381_1273598885" text:style-name="Index_20_Link" text:visited-style-name="Index_20_Link">Графики оценки эффективности<text:tab/>12</text:a></text:p>
          <text:p text:style-name="P86"><text:a xlink:type="simple" xlink:href="#__RefHeading___Toc2824_2095321262" text:style-name="Index_20_Link" text:visited-style-name="Index_20_Link">Оценка эффективности по памяти<text:tab/>13</text:a></text:p>
          <text:p text:style-name="P86"><text:a xlink:type="simple" xlink:href="#__RefHeading___Toc1383_1273598885" text:style-name="Index_20_Link" text:visited-style-name="Index_20_Link">Ответы на контрольные вопросы<text:tab/>14</text:a></text:p>
          <text:p text:style-name="P86"><text:a xlink:type="simple" xlink:href="#__RefHeading___Toc1505_1224043242" text:style-name="Index_20_Link" text:visited-style-name="Index_20_Link">Вывод<text:tab/>16</text:a></text:p>
        </text:index-body>
      </text:table-of-content>
      <text:p text:style-name="P19"/>
      <text:p text:style-name="P19"/>
      <text:p text:style-name="P19"/>
      <text:p text:style-name="P19"/>
      <text:p text:style-name="P19"/>
      <text:p text:style-name="P19"/>
      <text:h text:style-name="P26" text:outline-level="1"><text:bookmark-start text:name="__RefHeading___Toc1493_1224043242"/><text:soft-page-break/>Описание условия задачи<text:bookmark-end text:name="__RefHeading___Toc1493_1224043242"/></text:h>
      <text:p text:style-name="P138"/>
      <text:h text:style-name="P28" text:outline-level="1"><text:bookmark-start text:name="__RefHeading___Toc1495_1224043242"/>Описание технического задания<text:bookmark-end text:name="__RefHeading___Toc1495_1224043242"/></text:h>
      <text:p text:style-name="P87"/>
      <text:list xml:id="list1523893356" text:style-name="L4">
        <text:list-header>
          <text:p text:style-name="P119">Входные данные:</text:p>
        </text:list-header>
        <text:list-item>
          <text:p text:style-name="P132"><text:span text:style-name="T40">Целое число, представляющее собой номер команды</text:span><text:span text:style-name="T37">: <text:s/></text:span><text:span text:style-name="T31">целое число в диапазоне от 0 до </text:span><text:span text:style-name="T32">2</text:span><text:span text:style-name="T31">.</text:span></text:p>
        </text:list-item>
        <text:list-item>
          <text:p text:style-name="P124">Командно-зависимые данные: </text:p>
          <text:p text:style-name="P125"><text:span text:style-name="T65">целочисленные значения</text:span> (количество элемента стека)</text:p>
          <text:p text:style-name="P120">Выходные данные:</text:p>
        </text:list-item>
      </text:list>
      <text:list xml:id="list355430967" text:style-name="L5">
        <text:list-item>
          <text:p text:style-name="P129">Результат выполнения определенной команды.</text:p>
        </text:list-item>
        <text:list-item>
          <text:p text:style-name="P130">Моделизация и характеристика для очереди в виде списка/массива.</text:p>
        </text:list-item>
      </text:list>
      <text:p text:style-name="P85"/>
      <text:p text:style-name="P37">Функции программы:</text:p>
      <text:list xml:id="list2572232516" text:style-name="L6">
        <text:list-item>
          <text:p text:style-name="P126">Добавить элемент в стек.</text:p>
        </text:list-item>
        <text:list-item>
          <text:p text:style-name="P126">Добавить элемент в стек.</text:p>
          <text:p text:style-name="P127">0. Выход из программы.</text:p>
        </text:list-item>
      </text:list>
      <text:list xml:id="list1448915952027" text:continue-list="list1523893356" text:style-name="L4">
        <text:list-header>
          <text:p text:style-name="P121"><text:span text:style-name="T41">Обращение к программе:</text:span><text:span text:style-name="T42"> </text:span></text:p>
          <text:p text:style-name="P122"><text:span text:style-name="T43">З</text:span><text:span text:style-name="T23">апускается через терминал. </text:span><text:span text:style-name="T24">Так же можно собрать программу используя </text:span><text:span text:style-name="T38">makefile, </text:span><text:span text:style-name="T24">и запустить ее с помощью команды </text:span><text:span text:style-name="T38">run.</text:span></text:p>
        </text:list-header>
      </text:list>
      <text:p text:style-name="P34"/>
      <text:list xml:id="list1448849105445" text:continue-numbering="true" text:style-name="L4">
        <text:list-header>
          <text:p text:style-name="P123"><text:span text:style-name="T23">А</text:span><text:span text:style-name="T22">варийные ситуации:</text:span></text:p>
        </text:list-header>
      </text:list>
      <text:p text:style-name="P135"/>
      <text:h text:style-name="P26" text:outline-level="1"><text:bookmark-start text:name="__RefHeading___Toc1497_1224043242"/>Описание структуры данных<text:bookmark-end text:name="__RefHeading___Toc1497_1224043242"/></text:h>
      <text:p text:style-name="P140"><text:span text:style-name="T45"/></text:p>
      <text:h text:style-name="P26" text:outline-level="1"><text:bookmark-start text:name="__RefHeading___Toc1379_1273598885"/>Описание алгоритма<text:bookmark-end text:name="__RefHeading___Toc1379_1273598885"/></text:h>
      <text:list xml:id="list2392895476" text:style-name="L7">
        <text:list-item>
          <text:p text:style-name="P133">Выводится меню данной программы.</text:p>
        </text:list-item>
        <text:list-item>
          <text:p text:style-name="P134">Пользователь вводит номер команды из предложенного меню.</text:p>
        </text:list-item>
        <text:list-item>
          <text:p text:style-name="P134"><text:soft-page-break/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h text:style-name="P26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2"/>
          </table:table-cell>
          <table:table-cell table:style-name="Таблица2.A1" office:value-type="string">
            <text:p text:style-name="P62"/>
          </table:table-cell>
          <table:table-cell table:style-name="Таблица2.A1" office:value-type="string">
            <text:p text:style-name="P62"/>
          </table:table-cell>
          <table:table-cell table:style-name="Таблица2.D1" office:value-type="string">
            <text:p text:style-name="P62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4"/>
          </table:table-cell>
          <table:table-cell table:style-name="Таблица2.D2" office:value-type="string">
            <text:p text:style-name="P35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D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82"><text:span text:style-name="T9"/></text:p>
          </table:table-cell>
          <table:table-cell table:style-name="Таблица2.A2" office:value-type="string">
            <text:p text:style-name="P64"/>
          </table:table-cell>
          <table:table-cell table:style-name="Таблица2.D2" office:value-type="string">
            <text:p text:style-name="P139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84"/>
          </table:table-cell>
          <table:table-cell table:style-name="Таблица2.D2" office:value-type="string">
            <text:p text:style-name="P110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6"/>
          </table:table-cell>
          <table:table-cell table:style-name="Таблица2.D2" office:value-type="string">
            <text:p text:style-name="P103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6"/>
          </table:table-cell>
          <table:table-cell table:style-name="Таблица2.D2" office:value-type="string">
            <text:p text:style-name="P103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6"/>
          </table:table-cell>
          <table:table-cell table:style-name="Таблица2.D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6"/>
          </table:table-cell>
          <table:table-cell table:style-name="Таблица2.D2" office:value-type="string">
            <text:p text:style-name="P105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68"/>
          </table:table-cell>
          <table:table-cell table:style-name="Таблица2.A2" office:value-type="string">
            <text:p text:style-name="P68"/>
          </table:table-cell>
          <table:table-cell table:style-name="Таблица2.D2" office:value-type="string">
            <text:p text:style-name="P92"/>
          </table:table-cell>
        </table:table-row>
        <table:table-row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68"/>
          </table:table-cell>
          <table:table-cell table:style-name="Таблица2.A2" office:value-type="string">
            <text:p text:style-name="P68"/>
          </table:table-cell>
          <table:table-cell table:style-name="Таблица2.D2" office:value-type="string">
            <text:p text:style-name="P92"/>
          </table:table-cell>
        </table:table-row>
      </table:table>
      <text:p text:style-name="P96"/>
      <text:p text:style-name="P102"/>
      <text:h text:style-name="P29" text:outline-level="1"><text:bookmark-start text:name="__RefHeading___Toc4279_2612490447"/>Оценка эффективности<text:bookmark-end text:name="__RefHeading___Toc4279_2612490447"/></text:h>
      <text:p text:style-name="P112"><text:span text:style-name="T65"/></text:p>
      <text:p text:style-name="P101"/>
      <text:p text:style-name="P113"/>
      <text:p text:style-name="P90"/>
      <text:h text:style-name="P111" text:outline-level="1"><text:bookmark-start text:name="__RefHeading___Toc1383_1273598885"/><text:soft-page-break/><text:span text:style-name="T55">Ответы на контрольные вопросы</text:span><text:bookmark-end text:name="__RefHeading___Toc1383_1273598885"/></text:h>
      <text:p text:style-name="P137">1. Что такое очередь?</text:p>
      <text:p text:style-name="P136">Очередь – это последовательный список переменной длины, включение элементов в который идет с «<text:span text:style-name="T78">хвоста</text:span>», а исключение – с <text:s/>«головы». Принцип работы очереди: первым пришел – первым вышел, т.е. First In – First Out (FIFO).</text:p>
      <text:p text:style-name="P137">2. Каким образом, и какой объем памяти выделяется под хранение очереди при различной ее реализации?</text:p>
      <text:p text:style-name="P136"/>
      <text:p text:style-name="P137">3. Каким образом освобождается память при удалении элемента из очереди при ее различной реализации?</text:p>
      <text:p text:style-name="P136"/>
      <text:p text:style-name="P137">4. Что происходит с элементами очереди при ее просмотре?</text:p>
      <text:p text:style-name="P136"/>
      <text:p text:style-name="P137">5. Каким образом эффективнее реализовывать очередь. От чего это зависит?</text:p>
      <text:p text:style-name="P136"/>
      <text:p text:style-name="P137">6. В каком случае лучше реализовать очередь посредством указателей, а в каком – массивом?</text:p>
      <text:p text:style-name="P136"/>
      <text:p text:style-name="P137">7. Каковы достоинства и недостатки различных реализаций очереди в</text:p>
      <text:p text:style-name="P137">зависимости от выполняемых над ней операций?</text:p>
      <text:p text:style-name="P136"><text:soft-page-break/></text:p>
      <text:p text:style-name="P137">8. Что такое фрагментация памяти?</text:p>
      <text:p text:style-name="P136"/>
      <text:p text:style-name="P137">9. На что необходимо обратить внимание при тестировании программы?</text:p>
      <text:p text:style-name="P136"/>
      <text:p text:style-name="P137">10. Каким образом физически выделяется и освобождается память при динамических запросах?</text:p>
      <text:p text:style-name="P136"/>
      <text:p text:style-name="P24"/>
      <text:p text:style-name="P24"/>
      <text:h text:style-name="P26" text:outline-level="1"><text:bookmark-start text:name="__RefHeading___Toc1505_1224043242"/>Вывод<text:bookmark-end text:name="__RefHeading___Toc1505_1224043242"/></text:h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50%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.101cm" loext:contextual-spacing="false" fo:line-height="150%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94</meta:editing-cycles>
    <meta:print-date>2019-11-26T17:37:00</meta:print-date>
    <meta:creation-date>2018-12-20T06:53:00</meta:creation-date>
    <dc:date>2020-11-08T00:14:46.673034319</dc:date>
    <meta:editing-duration>PT22H13M45S</meta:editing-duration>
    <meta:generator>LibreOffice/6.4.4.2$Linux_X86_64 LibreOffice_project/40$Build-2</meta:generator>
    <meta:document-statistic meta:table-count="2" meta:image-count="1" meta:object-count="0" meta:page-count="6" meta:paragraph-count="63" meta:word-count="362" meta:character-count="2649" meta:non-whitespace-character-count="23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